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72.00pt" fo:text-indent="0.00pt" fo:margin-bottom="10.00pt"/>
    </style:style>
    <style:style style:name="P10" style:family="paragraph">
      <style:paragraph-properties fo:line-height="100.00%" fo:text-align="left" fo:margin-left="36.00pt" fo:text-indent="0.00p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left="36.00pt" fo:text-indent="0.00pt" fo:margin-bottom="10.00pt"/>
    </style:style>
    <style:style style:name="P13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reating custom docker file and image</text:span></text:p>
      <text:p text:style-name="P2"><text:span text:style-name="T2"/></text:p>
      <text:p text:style-name="P3"><text:span text:style-name="T2">Step 1:- Creating a folder as "BashScript"</text:span></text:p>
      <text:p text:style-name="P4"><text:span text:style-name="T2"><text:tab/>command:- </text:span></text:p>
      <text:p text:style-name="P4"><text:span text:style-name="T3"><text:tab/>mkdir BashScript</text:span></text:p>
      <text:p text:style-name="P4"><text:span text:style-name="T4"><text:tab/></text:span><draw:frame text:anchor-type="as-char" svg:width="70.06mm" svg:height="5.29mm" style:rel-width="scale" style:rel-height="scale"><draw:object-ole xlink:href="OleObj1"/><draw:image xlink:href="ObjectReplacements/OleObj1"/></draw:frame><text:span text:style-name="T4"/></text:p>
      <text:p text:style-name="P4"><text:span text:style-name="T4"/></text:p>
      <text:p text:style-name="P5"><text:span text:style-name="T4"><text:s text:c="3"/>Step 2:-<text:s text:c="3"/>Creating bash script named as "first.sh"</text:span></text:p>
      <text:p text:style-name="P6"><text:span text:style-name="T4"><text:tab/>Command :- </text:span></text:p>
      <text:list text:style-name="L7">
        <text:list-item>
          <text:p text:style-name="P7"><text:span text:style-name="T4"><text:tab/></text:span><text:span text:style-name="T5">touch first.sh<text:s/></text:span><text:span text:style-name="T6"><text:tab/>[creating file named as first with file extention sh to repersent bash shell script ]</text:span></text:p>
        </text:list-item>
        <text:list-item>
          <text:p text:style-name="P7"><text:span text:style-name="T6"><text:tab/></text:span><text:span text:style-name="T7">vi first.sh</text:span><text:span text:style-name="T8"><text:tab/>[to edit first.sh file]</text:span></text:p>
        </text:list-item>
      </text:list>
      <text:p text:style-name="P8"><text:span text:style-name="T8"/></text:p>
      <text:p text:style-name="P9"><text:span text:style-name="T9">First.sh</text:span></text:p>
      <text:p text:style-name="P9"><text:span text:style-name="T10"/></text:p>
      <text:p text:style-name="P9"><text:span text:style-name="T11">#!/bin/bash<text:s text:c="2"/></text:span></text:p>
      <text:p text:style-name="P9"><text:span text:style-name="T11"><text:s text:c="2"/></text:span></text:p>
      <text:p text:style-name="P9"><text:span text:style-name="T11"># Read the user input<text:s text:c="3"/></text:span></text:p>
      <text:p text:style-name="P9"><text:span text:style-name="T11"><text:s text:c="2"/></text:span></text:p>
      <text:p text:style-name="P9"><text:span text:style-name="T11">echo "Enter the user name: "<text:s text:c="2"/></text:span></text:p>
      <text:p text:style-name="P9"><text:span text:style-name="T11">read first_name<text:s text:c="2"/></text:span></text:p>
      <text:p text:style-name="P9"><text:span text:style-name="T11">echo "The Current User Name is $first_name"<text:s text:c="2"/></text:span></text:p>
      <text:p text:style-name="P9"><text:span text:style-name="T11">echo </text:span></text:p>
      <text:p text:style-name="P10"><draw:frame text:anchor-type="as-char" svg:width="149.44mm" svg:height="51.86mm" style:rel-width="scale" style:rel-height="scale"><draw:object-ole xlink:href="OleObj2"/><draw:image xlink:href="ObjectReplacements/OleObj2"/></draw:frame><text:span text:style-name="T12"/></text:p>
      <text:p text:style-name="P11"><text:span text:style-name="T12"/></text:p>
      <text:p text:style-name="P11"><text:span text:style-name="T12"><text:s text:c="3"/>Step 3:- Give read,write and execute permission to first.sh file</text:span></text:p>
      <text:p text:style-name="P11"><text:span text:style-name="T12"><text:tab/>Command:-</text:span></text:p>
      <text:p text:style-name="P11"><text:span text:style-name="T13"><text:tab/>chmod 777 first.sh</text:span></text:p>
      <text:p text:style-name="P11"><text:span text:style-name="T14"><text:tab/></text:span><draw:frame text:anchor-type="as-char" svg:width="97.79mm" svg:height="5.93mm" style:rel-width="scale" style:rel-height="scale"><draw:object-ole xlink:href="OleObj3"/><draw:image xlink:href="ObjectReplacements/OleObj3"/></draw:frame><text:span text:style-name="T14"><text:tab/></text:span></text:p>
      <text:p text:style-name="P11"><text:span text:style-name="T14"><text:tab/><text:tab/></text:span></text:p>
      <text:p text:style-name="P11"><text:span text:style-name="T14"><text:tab/><text:tab/></text:span></text:p>
      <text:p text:style-name="P11"><text:span text:style-name="T14">Step 4:- Create docker file named as Dockerfile<text:tab/><text:tab/></text:span></text:p>
      <text:p text:style-name="P12"><text:span text:style-name="T14">Command :- </text:span></text:p>
      <text:p text:style-name="P12"><text:span text:style-name="T15">touch Dockerfile</text:span><text:span text:style-name="T16"><text:s/>[Creating default file name<text:s text:c="2"/>because Docker will find the Dockerfile for docker build command]</text:span></text:p>
      <text:p text:style-name="P13"><text:span text:style-name="T16"/></text:p>
      <text:p text:style-name="P13"><text:span text:style-name="T17">Dockerfile</text:span></text:p>
      <text:p text:style-name="P13"><text:span text:style-name="T18">FROM ubuntu</text:span></text:p>
      <text:p text:style-name="P13"><text:span text:style-name="T18"/></text:p>
      <text:p text:style-name="P13"><text:span text:style-name="T18"># add file name</text:span></text:p>
      <text:p text:style-name="P13"><text:span text:style-name="T18">ADD first.sh /</text:span></text:p>
      <text:p text:style-name="P13"><text:span text:style-name="T18">ENTRYPOINT ["/bin/bash", "/first.sh"]</text:span></text:p>
      <text:p text:style-name="P13"><text:span text:style-name="T18"/></text:p>
      <text:p text:style-name="P13"><text:span text:style-name="T18">RUN ./first.sh</text:span></text:p>
      <text:p text:style-name="P13"><draw:frame text:anchor-type="as-char" svg:width="97.79mm" svg:height="8.68mm" style:rel-width="scale" style:rel-height="scale"><draw:object-ole xlink:href="OleObj4"/><draw:image xlink:href="ObjectReplacements/OleObj4"/></draw:frame><text:span text:style-name="T19"/></text:p>
      <text:p text:style-name="P13"><text:span text:style-name="T19"/></text:p>
      <text:p text:style-name="P13"><text:span text:style-name="T19"><text:s/>Step 5:- Build docker file</text:span></text:p>
      <text:p text:style-name="P13"><text:span text:style-name="T19">Command:- </text:span></text:p>
      <text:p text:style-name="P13"><text:span text:style-name="T20">docker build .</text:span></text:p>
      <text:p text:style-name="P13"><text:span text:style-name="T21"><text:tab/><text:tab/></text:span></text:p>
      <text:p text:style-name="P13"><draw:frame text:anchor-type="as-char" svg:width="85.73mm" svg:height="4.45mm" style:rel-width="scale" style:rel-height="scale"><draw:object-ole xlink:href="OleObj5"/><draw:image xlink:href="ObjectReplacements/OleObj5"/></draw:frame><text:span text:style-name="T21"/></text:p>
      <text:p text:style-name="P13"><draw:frame text:anchor-type="as-char" svg:width="125.52mm" svg:height="76.84mm" style:rel-width="scale" style:rel-height="scale"><draw:object-ole xlink:href="OleObj6"/><draw:image xlink:href="ObjectReplacements/OleObj6"/></draw:frame><text:span text:style-name="T21"/></text:p>
      <text:p text:style-name="P13"><text:span text:style-name="T21"><text:tab/></text:span></text:p>
      <text:p text:style-name="P13"><text:span text:style-name="T21">Step 6 :- After docker build we name docker iamges as per below command</text:span></text:p>
      <text:p text:style-name="P13"><text:span text:style-name="T21"/></text:p>
      <text:p text:style-name="P13"><text:span text:style-name="T21"><text:s/>command :-</text:span></text:p>
      <text:p text:style-name="P13"><text:span text:style-name="T22">docker tag 7bd2cb820be9 nucsoft/bashinput</text:span></text:p>
      <text:p text:style-name="P13"><text:span text:style-name="T23"><text:s/></text:span></text:p>
      <text:p text:style-name="P13"><draw:frame text:anchor-type="as-char" svg:width="152.40mm" svg:height="69.43mm" style:rel-width="scale" style:rel-height="scale"><draw:object-ole xlink:href="OleObj7"/><draw:image xlink:href="ObjectReplacements/OleObj7"/></draw:frame><text:span text:style-name="T23"/></text:p>
      <text:p text:style-name="P13"><text:span text:style-name="T23"/></text:p>
      <text:p text:style-name="P13"><text:span text:style-name="T23"><text:s/></text:span></text:p>
      <text:p text:style-name="P13"><text:span text:style-name="T23">Step 7:-To run docker image in interactive terminal mode we use below command</text:span></text:p>
      <text:p text:style-name="P13"><text:span text:style-name="T23"><text:tab/></text:span></text:p>
      <text:p text:style-name="P13"><text:span text:style-name="T23"><text:s/>Command:-</text:span></text:p>
      <text:p text:style-name="P13"><text:span text:style-name="T24">docker run -it nucsoft/bashinput<text:s text:c="2"/>/bin/bash</text:span></text:p>
      <text:p text:style-name="P13"><draw:frame text:anchor-type="as-char" svg:width="152.40mm" svg:height="20.32mm" style:rel-width="scale" style:rel-height="scale"><draw:object-ole xlink:href="OleObj8"/><draw:image xlink:href="ObjectReplacements/OleObj8"/></draw:frame><text:span text:style-name="T25"/></text:p>
      <text:p text:style-name="P13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